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orphans="2" fo:widows="2" fo:text-indent="0cm" style:auto-text-indent="false"/>
    </style:style>
    <style:style style:name="T1" style:family="text">
      <style:text-properties fo:font-variant="normal" fo:text-transform="none" style:font-name="apple-system" fo:font-size="9.60000038146973pt" fo:letter-spacing="normal" fo:font-style="normal" fo:font-weight="normal" fo:background-color="#ffffff" loext:char-shading-value="0" loext:padding="0cm" loext:border="none"/>
    </style:style>
    <style:style style:name="T2" style:family="text">
      <style:text-properties fo:font-variant="normal" fo:text-transform="none" style:font-name="apple-system" fo:font-size="9.60000038146973pt" fo:letter-spacing="normal" fo:font-style="normal" fo:font-weight="normal" fo:background-color="#caedff" loext:char-shading-value="0" loext:padding="0cm" loext:border="none"/>
    </style:style>
    <style:style style:name="T3" style:family="text">
      <style:text-properties fo:font-variant="normal" fo:text-transform="none" fo:color="#000000" style:font-name="apple-system" fo:font-size="9.60000038146973pt" fo:letter-spacing="normal" fo:font-style="normal" fo:font-weight="normal" fo:background-color="#98d8f4" loext:char-shading-value="0" loext:padding="0cm"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ow that we've gone over some core CSS concepts, we're going to look at how HTML elements are rendered in the browser. When we'd look at a webpage we see text and images, but to the browser, every single element is displayed as a rectangular box. Whether it's an image, or a paragraph, or even a link inside of a paragraph, </text:span><text:span text:style-name="T3">each of these elements is an individual box. </text:span><text:span text:style-name="T1">This is known as the CSS box model, and it's a set of rules that defines how elements are sized, the total amount of space they take up and where they are positioned in relation to each other. This is the foundation of layout on the web. So before we can incorporate layout methods, such as Float, Flexbox or Grid, we first need to understand the box model. In this chapter we'll talk about how elements occupy space based on the type of element, inline or block. And the five properties that make up the box model. Width, height, padding, margin, and border.</text:span></text:p>
      <text:p text:style-name="P1"><text:span text:style-name="T1"/></text:p>
      <text:p text:style-name="P1"><text:span text:style-name="T1"/></text:p>
      <text:p text:style-name="P1"><text:span text:style-name="T1">Relative length units are dependent on the length of another element. For example, em and rem are defined by the font size </text:span><text:span text:style-name="T2">of the parent element and the root element, respectively. </text:span><text:span text:style-name="T1">We'll be going into more detail about font sizing with relative units in the typography chapter of this course. Using relative units can be useful for making flexible layouts that display well in different screen siz</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2T19:28:22.738022609</meta:creation-date>
    <dc:date>2020-06-02T20:51:05.931501888</dc:date>
    <meta:editing-duration>PT1H22M42S</meta:editing-duration>
    <meta:editing-cycles>3</meta:editing-cycles>
    <meta:generator>LibreOffice/6.0.7.3$Linux_X86_64 LibreOffice_project/00m0$Build-3</meta:generator>
    <meta:document-statistic meta:table-count="0" meta:image-count="0" meta:object-count="0" meta:page-count="1" meta:paragraph-count="2" meta:word-count="239" meta:character-count="1325" meta:non-whitespace-character-count="1088"/>
  </office:meta>
</office:document-meta>
</file>